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bef12"/>
    </style:style>
    <style:style style:name="P4" style:family="paragraph" style:parent-style-name="Text_20_body" style:list-style-name="L1">
      <style:text-properties fo:color="#ce181e" officeooo:paragraph-rsid="000bef12"/>
    </style:style>
    <style:style style:name="T1" style:family="text">
      <style:text-properties style:font-name="sans-serif" fo:font-size="17.2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ftware process models: waterfall</text:p>
      <text:list xml:id="list3219341108" text:style-name="L1">
        <text:list-item>
          <text:p text:style-name="P4">What is Software Engineering (SE) a response to?</text:p>
          <text:list>
            <text:list-item>
              <text:p text:style-name="P3">complexity, failure</text:p>
            </text:list-item>
          </text:list>
        </text:list-item>
        <text:list-item>
          <text:p text:style-name="P2">What are SE process activities?</text:p>
          <text:list>
            <text:list-item>
              <text:p text:style-name="P2">Specification – defining what the system should do</text:p>
            </text:list-item>
            <text:list-item>
              <text:p text:style-name="P2">Design and implementation – defining the organization of the system and implementing the system;</text:p>
            </text:list-item>
            <text:list-item>
              <text:p text:style-name="P2">Validation <text:s/>– checking that it does what the customer wants;</text:p>
            </text:list-item>
            <text:list-item>
              <text:p text:style-name="P2">Evolution – changing the system in response to changing customer needs.</text:p>
            </text:list-item>
          </text:list>
        </text:list-item>
        <text:list-item>
          <text:p text:style-name="P2">What is a software process model</text:p>
          <text:list>
            <text:list-item>
              <text:p text:style-name="P1">an abstract representation of a process. It presents a description of a process from a particular perspective.</text:p>
              <text:p text:style-name="P1"/>
            </text:list-item>
          </text:list>
        </text:list-item>
        <text:list-item>
          <text:p text:style-name="P2">Name the 3 typical process models</text:p>
          <text:list>
            <text:list-item>
              <text:p text:style-name="P2">Waterfall model (plan-driven)</text:p>
            </text:list-item>
            <text:list-item>
              <text:p text:style-name="P2">Incremental model (plan-driven, agile or mix)</text:p>
            </text:list-item>
            <text:list-item>
              <text:p text:style-name="P2">Integration &amp; configurations model (reuse)</text:p>
            </text:list-item>
          </text:list>
        </text:list-item>
        <text:list-item>
          <text:p text:style-name="P2">Describe characteristics of the waterfall model</text:p>
          <text:list>
            <text:list-item>
              <text:p text:style-name="P2">Activities in sequence, handover of workproducts between phases, milestones and related work products are used to monitor progress</text:p>
            </text:list-item>
          </text:list>
        </text:list-item>
        <text:list-item>
          <text:p text:style-name="P2">When should you consider to use waterfall</text:p>
          <text:list>
            <text:list-item>
              <text:p text:style-name="P2">On projects: a) using embedded systens b) are life critical or c) very large</text:p>
            </text:list-item>
          </text:list>
        </text:list-item>
        <text:list-item>
          <text:p text:style-name="P2">How can I decide if agile or waterfall is best fit for my situation?</text:p>
          <text:list>
            <text:list-item>
              <text:p text:style-name="P2"><text:a xlink:type="simple" xlink:href="https://ekiy5aot90-flywheel.netdna-ssl.com/wp-content/uploads/2013/07/agile-segue.jpg" text:style-name="Internet_20_link" text:visited-style-name="Visited_20_Internet_20_Link">https://ekiy5aot90-flywheel.netdna-ssl.com/wp-content/uploads/2013/07/agile-segue.jpg</text:a> </text:p>
            </text:list-item>
          </text:list>
        </text:list-item>
        <text:list-item>
          <text:p text:style-name="P2">Plan driven versus agile processes?</text:p>
          <text:list>
            <text:list-item>
              <text:p text:style-name="P2"><text:a xlink:type="simple" xlink:href="https://www.seguetech.com/waterfall-vs-agile-methodology/" text:style-name="Internet_20_link" text:visited-style-name="Visited_20_Internet_20_Link">https://www.seguetech.com/waterfall-vs-agile-methodology/</text:a> </text:p>
            </text:list-item>
          </text:list>
        </text:list-item>
        <text:list-item>
          <text:p text:style-name="P2">Describe how the incremental model works</text:p>
          <text:list>
            <text:list-item>
              <text:p text:style-name="P2">Specification, development and validation are interleaved. May be plan-driven or agile.</text:p>
            </text:list-item>
          </text:list>
        </text:list-item>
        <text:list-item>
          <text:p text:style-name="P2">Describe Integration and Configuration process model</text:p>
          <text:list>
            <text:list-item>
              <text:p text:style-name="P2">The system is assembled from existing configurable components. May be plan-driven or agi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45:12.202978124</meta:creation-date>
    <dc:date>2019-01-05T13:25:07.933247282</dc:date>
    <meta:editing-duration>PT24M49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1" meta:paragraph-count="27" meta:word-count="229" meta:character-count="1537" meta:non-whitespace-character-count="1353"/>
  </office:meta>
</office:document-meta>
</file>